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40f" officeooo:paragraph-rsid="001bd40f"/>
    </style:style>
    <style:style style:name="P2" style:family="paragraph" style:parent-style-name="Standard">
      <style:text-properties officeooo:rsid="001c4569" officeooo:paragraph-rsid="001c4569"/>
    </style:style>
    <style:style style:name="P3" style:family="paragraph" style:parent-style-name="Standard">
      <style:text-properties officeooo:rsid="001dae91" officeooo:paragraph-rsid="001dae91"/>
    </style:style>
    <style:style style:name="P4" style:family="paragraph" style:parent-style-name="Standard">
      <style:text-properties officeooo:rsid="001e863e" officeooo:paragraph-rsid="001e86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Εντολή για μεταγλώττιση του προγράμματος: </text:p>
      <text:p text:style-name="P1"/>
      <text:p text:style-name="P1">g++ -c -std=c++11 ergasia3.cpp string.cpp object.cpp employee.cpp planecomponent.cpp passengercompartment.cpp</text:p>
      <text:p text:style-name="P1"/>
      <text:p text:style-name="P1">Πληροφορίες:</text:p>
      <text:p text:style-name="P1"/>
      <text:p text:style-name="P3">1. Για το id έχει χρησιμοποιηθεί global μεταβλητή, η οποία αυξάνεται κάθε φορά που ορίζεται ένα νέο αντικείμενο.</text:p>
      <text:p text:style-name="P3">2. Η συνάρτηση clone() στην κλάση String έγινε overriden, αλλάζοντας το return type από Object* σε String*.</text:p>
      <text:p text:style-name="P3">3. Στην κλάση Object η συνάρτηση setId(int) δηλώθηκε protected προκειμένου να μην είναι public και να μπορεί να χρησιμοποιηθεί μόνο από συναρτήσεις-μέλη των παραγόμενων κλάσεων.</text:p>
      <text:p text:style-name="P4">4. Για την υλοποίηση της συνάρτησης ready_check χρησιμοποιήθηκαν boolean μέλη στους διάφορους χώρους που δείχνουν αν έχουν επισκεφθεί απ’ τον αρμόδιο employee. </text:p>
      <text:p text:style-name="P1"/>
      <text:p text:style-name="P1">Απ’ την εργασία απουσιάζουν οι παρακάτω υλοποιήσεις, λόγω έλλειψης χρόνου: </text:p>
      <text:p text:style-name="P1"/>
      <text:p text:style-name="P1">1. Οι συναρτήσεις clone() και isEqual() απ’ τις κλάσεις: Plane, PassengerCompartment, EquipmentCompartment, CargoBay</text:p>
      <text:p text:style-name="P1">2. Η συνάρτηση clone() και toString() από την κλάση Employee</text:p>
      <text:p text:style-name="P1">3. Η συνάρτηση toString() από PassengerCompartment και CargoBay</text:p>
      <text:p text:style-name="P1">4. Η συνάρτηση clone_encrypt_and_print()</text:p>
      <text:p text:style-name="P1">5. Στη συνάρτηση ready_check() των PassengerCompartment, EquipmentCompartment και CargoBay λείπει η εμφάνιση της περιγραφής του χώρου.</text:p>
      <text:p text:style-name="P2">6. Αποδέσμευση δυναμικά δεσμευμένης μνήμη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22:18:03.507412861</meta:creation-date>
    <meta:generator>LibreOffice/5.1.6.2$Linux_X86_64 LibreOffice_project/10m0$Build-2</meta:generator>
    <dc:date>2020-01-23T23:20:22.714757757</dc:date>
    <meta:editing-duration>PT1H2M17S</meta:editing-duration>
    <meta:editing-cycles>4</meta:editing-cycles>
    <meta:document-statistic meta:table-count="0" meta:image-count="0" meta:object-count="0" meta:page-count="1" meta:paragraph-count="14" meta:word-count="163" meta:character-count="1249" meta:non-whitespace-character-count="1097"/>
  </office:meta>
</office:document-meta>
</file>